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19T09:03:04.541489321</dc:date>
    <meta:editing-duration>P6DT2H7M12S</meta:editing-duration>
    <meta:editing-cycles>80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52" meta:character-count="3094" meta:non-whitespace-character-count="2891"/>
    <meta:user-defined meta:name="Info 1"/>
    <meta:user-defined meta:name="Info 2"/>
    <meta:user-defined meta:name="Info 3"/>
    <meta:user-defined meta:name="Info 4"/>
  </office:meta>
</office:document-meta>
</file>